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 fo:text-align="justify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background-color="#ffffff"/>
    </style:style>
    <style:style style:name="P3" style:family="paragraph" style:parent-style-name="Subtitle">
      <style:paragraph-properties fo:margin-top="0cm" fo:margin-bottom="0.353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background-color="#ffffff"/>
    </style:style>
    <style:style style:name="P5" style:family="paragraph" style:parent-style-name="Title" style:master-page-name="Standard">
      <style:paragraph-properties fo:margin-top="0cm" fo:margin-bottom="0.353cm" loext:contextual-spacing="false" fo:line-height="100%" fo:text-align="justify" style:justify-single-word="false" style:page-number="1"/>
    </style:style>
    <style:style style:name="T1" style:family="text">
      <style:text-properties fo:background-color="#ffffff" loext:char-shading-value="0"/>
    </style:style>
    <style:style style:name="T2" style:family="text">
      <style:text-properties fo:color="#1a4b54" fo:font-size="10.5pt" fo:background-color="#ffffff" loext:char-shading-value="0" style:font-size-asian="10.5pt" style:font-size-complex="10.5pt"/>
    </style:style>
    <style:style style:name="T3" style:family="text">
      <style:text-properties fo:color="#1155cc" style:text-underline-style="solid" style:text-underline-width="auto" style:text-underline-color="font-color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or146xg0c3uk"/>Wszystko o kirinach</text:p>
      <text:p text:style-name="P3"><text:bookmark text:name="_pevdhyp6g7fa"/>Czemu nie są kucykami</text:p>
      <text:p text:style-name="P1">Kiriny, a właściwie qiliny (kirin to zjapońszczona nazwa), to najnowsza rozumna rasa ukazana w serialu. Co prawda fani od wielu lat tworzyli kirinowe OCki, jednak raczej wyglądały odmiennie od tego, co zaprezentowało Hasbro. I nie ma w tym nic dziwnego, ponieważ to stworzenie, pochodzące z chińskiej mitologii, nie ma jasno określonego wyglądu. Ich mianem określa lub określało się również żyrafy w językach chińskim i japońskim, gdyż zostały uznane za przedstawicieli tego gatunku.</text:p>
      <text:p text:style-name="P1">Nazywanie kirina chińskim jednorożcem jest jak najbardziej w porządku, o ile mówimy tu o tradycyjnym jednorogu, a nie o koniku z MLP czy innym współczesnym wyobrażeniu. Jednorożec pierwotnie był zwierzęciem, które miało jeden róg. Poza tym jego opisy bardzo się różniły, zazwyczaj były porównywane do różnych parzystokopytnych z domieszkami nieparzystokopytnych. Jeszcze w starożytnym Rzymie dano mu nogi słonia, łeb jelenia i ogon lwa. I wiecie co? Ma to bardzo dużo sensu! Bo istnieje zwierzę, które wypisz wymaluj pasuje do tego opisu. Mowa o Elasmoterium, prehistorycznym nosorożcu. Dopiero w średniowieczu ostatecznie zrobiono z jednorożców białe – lub rzadziej kare – koniki na jelenich nogach z kozimi bródkami i lwimi chwostami.</text:p>
      <text:p text:style-name="P1">Współczesny jednorożec, obecny w popkulturze, wygląda inaczej. Nie ma już lwiego ogona ani racic. Jest koniem i ma róg. Zazwyczaj jest białej maści, ewentualnie różowej, tęczowej, etc. Stał się również bardziej przyjazny <text:span text:style-name="T1">– pierwotnie miał mordować słonie swoimi potężnymi kopytami. Zaś rogi służyły do walki. W średniowieczu stały się symbolem Męki Chrystusowej, a jeszcze później – niewinnej miłości i szczęśliwego małżeństwa. Wtedy też narodziło się przekonanie, że rzekomo istoty te są przyciągane przez dziewice. Jednak jeszcze w renesansie te zwierzęta uchodziły za okrutne. Pozwólcie, że zacytuję to, jak opisywał je Marco Polo: </text:span><text:span text:style-name="T2">„</text:span><text:span text:style-name="T1">Niewiele co mniejsze od słoni. Sierść mają podobną do bawolej, zaś nogi jak słonie. Mają róg jeden na czole bardzo wielki i czarny. Lecz mówię wam, że nie atakują rogiem tym, lecz językiem: gdyż na języku mają kły bardzo długie i rażą nie rogiem, lecz owymi kłami. Gdy chcą kogoś napaść, powalają go na ziemię, tratują ofiarę kolanami i rozrywają kłami. Głowę mają na kształt odyńca i zawsze noszą ją pochyloną ku ziemi; przebywają chętnie w błocie i mule. Szkaradny jest widok tego zwierzęcia. I całkiem nie są takie, jak to my w krajach naszych mówimy i opowiadamy twierdząc, że dają się chwytać dziewicom. Lecz mówię wam, że są zupełnym przeciwieństwem tego, co my opisujemy.”.</text:span></text:p>
      <text:p text:style-name="P1"><text:span text:style-name="T1">Ale czemu piszę o jednorożcach w tekście o kirinach? Przekonajcie się sami. </text:span><text:a xlink:type="simple" xlink:href="https://pl.wikipedia.org/w/index.php?title=Avraham_ben_Hananiah_Yagel&amp;action=edit&amp;redlink=1" text:style-name="Internet_20_link" text:visited-style-name="Visited_20_Internet_20_Link"><text:span text:style-name="T1">Avraham ben Hananiah Yagel</text:span></text:a><text:span text:style-name="T1"> (1553-1623) w swym traktacie na temat historii naturalnej Beis Ya’ar HaLevanon zawarł historię jednorożca sprowadzonego z Indii do Europy: </text:span><text:span text:style-name="T2">„</text:span><text:span text:style-name="T1">W naszych czasach, jeden re’em został sprowadzony do kraju Portugalii z wyspy indyjskiej, schwytanym będąc w pułapkę. Morscy podróżnicy później pokazywali jego wizerunek; jest większy od słonia, uzbrojonym w łuski na całym zadzie i z cienkim widocznym rogiem na nosie, którym toczy swe bitwy ze słoniem i innymi zwierzętami.”. Brzmi trochę jak qilin, nie?</text:span></text:p>
      <text:p text:style-name="P2">Jakbym miała opisać kirina własnymi słowami, to byłoby to skrzyżowanie jelenia ze smokiem i lwem. Najbardziej standardowa wersja ma smoczy łeb, łuski ryby, kopyta wołu, rogi jelenia i lwi ogon. Na pewno nie ma tam konia. Podobnie jak i w pierwszych opisach jednorożców. Dlatego traktowanie qilinów jako rasy kucyków mija się z celem, zważywszy na genezę tych istot, a także ze względu na ich parzystokopytność.</text:p>
      <text:p text:style-name="P1"><text:span text:style-name="T1">Podkreślono to chyba nawet w samym serialu</text:span> <text:span text:style-name="T1">– nie pojawia się zwrot „everypony”. Same kiriny co prawda z wyglądu przypominają kucyki, ale wydaje mi się, że to przede wszystkim kwestia budżetowa. Głupio by było tworzyć nowe szkielety do animacji we Flashu na </text:span><text:soft-page-break/><text:span text:style-name="T1">potrzeby jednego odcinka. W zasadzie mamy do czynienia z recyklingiem modeli</text:span> <text:span text:style-name="T1">– wódz wioski to reptiliańska Celestia. Dodano im tylko charakterystyczne elementy, takie jak róg jelenia, grzywy lwa, lwie ogony i łuski. W dodatku jak się wkurzą, to stają w płomieniach. Czyż to nie piękne nawiązanie do tego, że quiliny to takie jeleniosmoki? Swoją drogą</text:span> <text:span text:style-name="T1">– zauważyliście, że u nich praktycznie nie występuje dymorfizm płciowy?</text:span></text:p>
      <text:p text:style-name="P1"><text:span text:style-name="T1">MLP to nie pierwsze miejsce, w którym spotykam kiriny. Te występują chociażby w grze, która wywodzi się od kucykowej bijatyki </text:span><text:span text:style-name="T2">„</text:span><text:span text:style-name="T1">Fighting is Magic”, czyli w </text:span><text:span text:style-name="T2">„</text:span><text:span text:style-name="T1">Them’s Fightin’ Herds”. Za strefę wizualną odpowiada znana nam wszystkim Lauren Faust, a odniesienia do FiM są aż nazbyt widoczne. Postać Tianhuo niewątpliwie była wzorowana na qilinie, mimo że oficjalnie należy do rasy Longma. Czy Hasbro zainspirowało się grą, która powstała po tym, <text:s/>jak kazali usunąć jej kucykową wersję? W sumie jest to nawet możliwe.</text:span></text:p>
      <text:p text:style-name="P1"><text:span text:style-name="T1">Kirinem jest też czempion Świątyni w </text:span><text:span text:style-name="T2">„</text:span><text:span text:style-name="T1">Might &amp; Magic: Heroes VI”. Istota w tej grze ma raczej postać azjatyckiego smoka i w ogóle nie przypomina mitologicznego qilina. Co ciekawe, w tych samych hirołsach bohater tej frakcji jeździ na zwierzaku, który spokojnie mógłby uchodzić za kirina. Czemu twórcy zdecydowali się na taki krok? Nie mam pojęcia, tę grę zlecił Ubisoft.</text:span></text:p>
      <text:p text:style-name="P1"><text:span text:style-name="T1">Cóż, mam nadzieję, że kiriny ponownie zawitają na łamach serialu. Może nawet któryś z nich będzie uczęszczał do szkoły przyjaźni. Nawet bym się ucieszyła, bo są po prostu śliczne, dużo lepiej zaprojektowane od zwykłych taboretów, ale 8 sezonów jednak robi swoje. Zostawcie pod numerem parę komentarzy na temat qilinów </text:span><text:s/><text:span text:style-name="T1">– <text:s/>gdzie jeszcze się z nimi spotkaliście i jak widzicie ich rolę w MLP: FiM. Mam nadzieję, że Was nie zanudziłam tym artykułem, ale jeśli dotarliście aż tutaj, to chyba jednak nie.</text:span></text:p>
      <text:p text:style-name="P2"/>
      <text:p text:style-name="P2">Grafiki:</text:p>
      <text:p text:style-name="P1"><text:a xlink:type="simple" xlink:href="https://www.deviantart.com/orangejuicerus/art/Autumn-Blaze-762426759" text:style-name="Internet_20_link" text:visited-style-name="Visited_20_Internet_20_Link"><text:span text:style-name="T3">https://www.deviantart.com/orangejuicerus/art/Autumn-Blaze-762426759</text:span></text:a></text:p>
      <text:p text:style-name="P1"><text:a xlink:type="simple" xlink:href="https://www.deviantart.com/joakaha/art/MLP-FIM-The-Kirin-Queen-Rain-Shine-762244165" text:style-name="Internet_20_link" text:visited-style-name="Visited_20_Internet_20_Link"><text:span text:style-name="T3">https://www.deviantart.com/joakaha/art/MLP-FIM-The-Kirin-Queen-Rain-Shine-762244165</text:span></text:a></text:p>
      <text:p text:style-name="P1"><text:a xlink:type="simple" xlink:href="https://www.deviantart.com/audrarius/art/Tianhuo-571193931" text:style-name="Internet_20_link" text:visited-style-name="Visited_20_Internet_20_Link"><text:span text:style-name="T3">https://www.deviantart.com/audrarius/art/Tianhuo-571193931</text:span></text:a></text:p>
      <text:p text:style-name="P2">https://www.deviantart.com/risachantag/art/Kirin-469917104</text:p>
      <text:p text:style-name="P1"><text:a xlink:type="simple" xlink:href="https://www.deviantart.com/pizzapupperroni/art/Cause-Rainbows-Won-t-Light-up-the-Sky-762339870" text:style-name="Internet_20_link" text:visited-style-name="Visited_20_Internet_20_Link"><text:span text:style-name="T3">https://www.deviantart.com/pizzapupperroni/art/Cause-Rainbows-Won-t-Light-up-the-Sky-762339870</text:span></text:a></text:p>
      <text:p text:style-name="P1"><text:a xlink:type="simple" xlink:href="https://www.deviantart.com/fromamida/art/Autumn-Blaze-762090591" text:style-name="Internet_20_link" text:visited-style-name="Visited_20_Internet_20_Link"><text:span text:style-name="T3">https://www.deviantart.com/fromamida/art/Autumn-Blaze-762090591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10-07T19:40:26.299000000</dc:date>
    <meta:editing-duration>PT6H33M9S</meta:editing-duration>
    <meta:editing-cycles>1</meta:editing-cycles>
    <meta:document-statistic meta:table-count="0" meta:image-count="0" meta:object-count="0" meta:page-count="2" meta:paragraph-count="18" meta:word-count="875" meta:character-count="6073" meta:non-whitespace-character-count="5205"/>
  </office:meta>
</office:document-meta>
</file>